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umbering_20_1">
      <style:text-properties officeooo:rsid="002add6b" officeooo:paragraph-rsid="002add6b"/>
    </style:style>
    <style:style style:name="P2" style:family="paragraph" style:parent-style-name="List_20_2">
      <style:text-properties officeooo:rsid="002add6b" officeooo:paragraph-rsid="002add6b"/>
    </style:style>
    <style:style style:name="T1" style:family="text">
      <style:text-properties officeooo:rsid="002add6b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30217026" text:style-name="Numbering_20_123">
        <text:list-item>
          <text:p text:style-name="Numbering_20_1">Mis talentos en acción. </text:p>
        </text:list-item>
      </text:list>
      <text:list xml:id="list3811055735" text:style-name="List_20_2">
        <text:list-item>
          <text:p text:style-name="List_20_2">Obtienes lo mejor de mí cuando: </text:p>
        </text:list-item>
        <text:list-item>
          <text:p text:style-name="List_20_2">Obtienes lo peor de mí cuando: </text:p>
        </text:list-item>
        <text:list-item>
          <text:p text:style-name="List_20_2">Puedes contar conmigo para:</text:p>
        </text:list-item>
        <text:list-item>
          <text:p text:style-name="List_20_2">Lo que necesito de ti:</text:p>
        </text:list-item>
      </text:list>
      <text:list xml:id="list193860245571727" text:continue-list="list2030217026" text:style-name="Numbering_20_123">
        <text:list-item>
          <text:p text:style-name="P1">Mapa de temas.</text:p>
        </text:list-item>
      </text:list>
      <text:list xml:id="list193861605728072" text:continue-list="list3811055735" text:style-name="List_20_2">
        <text:list-item>
          <text:p text:style-name="P2">Me describo como:</text:p>
        </text:list-item>
        <text:list-item>
          <text:p text:style-name="P2">El valor que aporto:</text:p>
        </text:list-item>
        <text:list-item>
          <text:p text:style-name="P2">El papel que desempeño:</text:p>
        </text:list-item>
        <text:list-item>
          <text:p text:style-name="P2">Las necesidades que tengo:</text:p>
        </text:list-item>
        <text:list-item>
          <text:p text:style-name="P2">Mis motivaciones:</text:p>
        </text:list-item>
      </text:list>
      <text:list xml:id="list193861827493352" text:continue-list="list193860245571727" text:style-name="Numbering_20_123">
        <text:list-item>
          <text:p text:style-name="P1">Notas adicionales.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List_20_1" style:class="text">
      <style:paragraph-properties fo:margin-top="0.5in" fo:margin-bottom="0in" loext:contextual-spacing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in" fo:margin-bottom="0.0972in" loext:contextual-spacing="false" fo:line-height="120%"/>
      <style:text-properties fo:color="#0d1f63"/>
    </style:style>
    <style:style style:name="List" style:family="paragraph" style:parent-style-name="Text_20_body" style:class="list">
      <style:paragraph-properties fo:margin-left="0.2in" fo:margin-right="0in" fo:text-indent="-0.2in" style:auto-text-indent="false">
        <style:tab-stops/>
      </style:paragraph-properties>
      <style:text-properties fo:color="#003d73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>
        <style:tab-stops/>
      </style:paragraph-properties>
      <style:text-properties fo:color="#003d73"/>
    </style:style>
    <style:style style:name="Numbering_20_1" style:display-name="Numbering 1" style:family="paragraph" style:parent-style-name="List" style:list-style-name="Numbering_20_123" style:class="list">
      <loext:graphic-properties draw:fill="none" draw:fill-color="#729fcf"/>
      <style:paragraph-properties fo:margin-top="0in" fo:margin-bottom="0.0835in" loext:contextual-spacing="false" fo:background-color="transparent" style:shadow="none">
        <style:tab-stops/>
      </style:paragraph-properties>
      <style:text-properties fo:color="#003d73"/>
    </style:style>
    <style:style style:name="Numbering_20_5_20_Cont." style:display-name="Numbering 5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6598in" fo:margin-right="0in" fo:margin-top="0in" fo:margin-bottom="0.0835in" loext:contextual-spacing="false" fo:line-height="120%" fo:text-indent="-0.1598in" style:auto-text-indent="false">
        <style:tab-stops/>
      </style:paragraph-properties>
      <style:text-properties fo:color="#003d73"/>
    </style:style>
    <style:style style:name="List_20_2_20_Cont." style:display-name="List 2 Cont." style:family="paragraph" style:parent-style-name="List" style:list-style-name="" style:class="list">
      <style:paragraph-properties fo:margin-left="0.5in" fo:margin-right="0in" fo:text-indent="0.1598in" style:auto-text-indent="false"/>
      <style:text-properties fo:color="#006c3b"/>
    </style:style>
    <style:style style:name="Numbering_20_1_20_Cont." style:display-name="Numbering 1 Cont." style:family="paragraph" style:parent-style-name="List" style:list-style-name="" style:class="list">
      <style:paragraph-properties fo:margin-left="0.5in" fo:margin-right="0in" fo:margin-top="0in" fo:margin-bottom="0.0835in" loext:contextual-spacing="false" fo:text-indent="0in" style:auto-text-indent="false"/>
      <style:text-properties fo:color="#006c3b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Indent" style:display-name="List Indent" style:family="paragraph" style:parent-style-name="Text_20_body" style:class="text">
      <style:paragraph-properties>
        <style:tab-stops>
          <style:tab-stop style:position="0in"/>
        </style:tab-stops>
      </style:paragraph-properties>
    </style:style>
    <style:style style:name="List_20_3" style:display-name="List 3" style:family="paragraph" style:parent-style-name="List" style:list-style-name="List_20_3" style:class="list">
      <style:paragraph-properties fo:margin-left="0.6902in" fo:margin-right="0in" fo:margin-top="0in" fo:margin-bottom="0.0835in" loext:contextual-spacing="false" fo:text-indent="0in" style:auto-text-indent="false">
        <style:tab-stops/>
      </style:paragraph-properties>
      <style:text-properties fo:color="#003d73"/>
    </style:style>
    <style:style style:name="List_20_3_20_Cont." style:display-name="List 3 Cont." style:family="paragraph" style:parent-style-name="List" style:list-style-name="" style:class="list">
      <style:paragraph-properties fo:margin-left="0.6902in" fo:margin-right="0in" fo:margin-top="0in" fo:margin-bottom="0.0835in" loext:contextual-spacing="false" fo:text-indent="0in" style:auto-text-indent="false"/>
      <style:text-properties fo:color="#006c3b"/>
    </style:style>
    <style:style style:name="Numbering_20_1_20_End" style:display-name="Numbering 1 End" style:family="paragraph" style:parent-style-name="List" style:next-style-name="Numbering_20_1" style:class="list">
      <style:paragraph-properties fo:margin-left="0.5in" fo:margin-right="0in" fo:margin-top="0in" fo:margin-bottom="0.1665in" loext:contextual-spacing="false" fo:text-indent="0in" style:auto-text-indent="false"/>
      <style:text-properties fo:color="#cf3834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0in" style:auto-text-indent="false">
        <style:tab-stops/>
      </style:paragraph-properties>
      <style:text-properties fo:color="#cf3834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6-22T19:38:59.696459099</dc:date>
    <meta:editing-duration>PT1H20M24S</meta:editing-duration>
    <meta:editing-cycles>12</meta:editing-cycles>
    <meta:document-statistic meta:table-count="0" meta:image-count="0" meta:object-count="0" meta:page-count="1" meta:paragraph-count="12" meta:word-count="59" meta:character-count="286" meta:non-whitespace-character-count="248"/>
  </office:meta>
</office:document-meta>
</file>